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ällä viikolla opin, että miksi abstraktit luokat ovat niin mahtavia... Ainakin Javan omien Interfacejen kanssa. Opin myös sen, että minun kannattaa mennä enemmän kampukselle, että saan jotain aikaiseksi...</text:p>
      <text:p text:style-name="Standard"/>
      <text:p text:style-name="Standard">Minulle jäi epäselväksi se miten ihmeessä näistä viikkoraporteista saa yli sivun mittaisia... Mitä näissä pitää jaaritella?</text:p>
      <text:p text:style-name="Standard"/>
      <text:p text:style-name="Standard">Sain tällä viikolla HashMappini metodit hiottua ja testattua ja ArrayDequeListaanikin parantelin. Tein kummallekin abstrakteja luokkia koodin yksinkertaistamiseksi. Tämän lisäksi sain aloitettua Swingin UIn käytön ja loin sillä perus Uin ohjelmalle. Tällä hetkellä ohjelmassa on mahdollista luoda satunnainen verkko, joka piirretään yksinkertaisen läpikäynnin avulla näytölle, menusta käsin. Tällä hetkellä kaikki laskenta on rumasti työnnetty Jpaneelin paintComponenttiin, mutta tämä tulee muuttumaan. Myös läpikäynti/piirto/laskenta tapa tulee muuttumaan. Tällä hetkellä kyseessä on yksinkertainen syvyyssuuntainen läpikäynti. Piirto ei vielä yhdistä eri vaiheissa vastaan tulevia samoja nodeja ja tietystä aloituskohdasta tavoittamattomat verkon osat piirretään toisella läpikäynnillä satunnaiseen kohtaan. Nodejen välit ovat jo verteksien painojen mukaan, mutta naapurinodejen väliset kulmat ovat vain mahdollisimman kaukana toisistaan.</text:p>
      <text:p text:style-name="Standard"/>
      <text:p text:style-name="Standard">Seuraavaksi keskityn verkon piirron paranteluun. Aion tallentaa lasketut paikat johonkin ja mahdollistaa näytön kohdistamisen verkon eri osiin ja ehkä jopa zoomauksen. Selvitän myös enemmän millaisilla algoritmeilla verkon piirtämistä on tehty ja kokeilen erilaisia mahdollisia lähestymistapoj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ti Karjalainen</meta:initial-creator>
    <meta:creation-date>2013-05-23T20:22:12</meta:creation-date>
    <dc:date>2013-05-23T20:40:47</dc:date>
    <dc:creator>Antti Karjalainen</dc:creator>
    <meta:editing-duration>PT2M25S</meta:editing-duration>
    <meta:editing-cycles>1</meta:editing-cycles>
    <meta:document-statistic meta:table-count="0" meta:image-count="0" meta:object-count="0" meta:page-count="1" meta:paragraph-count="4" meta:word-count="189" meta:character-count="1564" meta:non-whitespace-character-count="1564"/>
    <meta:generator>LibreOffice/3.5$Linux_X86_64 LibreOffice_project/350m1$Build-2</meta:generator>
  </office:meta>
</office:document-meta>
</file>